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start" style:justify-single-word="false" fo:break-before="page"/>
      <style:text-properties fo:font-weight="bold" style:font-weight-asian="bold" style:font-weight-complex="bold"/>
    </style:style>
    <style:style style:name="P12" style:family="paragraph" style:parent-style-name="Standard">
      <style:paragraph-properties fo:text-align="justify" style:justify-single-word="false" fo:break-before="page"/>
      <style:text-properties fo:font-weight="bold" style:font-weight-asian="bold" style:font-weight-complex="bold"/>
    </style:style>
    <style:style style:name="P13" style:family="paragraph" style:parent-style-name="Standard">
      <style:paragraph-properties fo:text-align="justify" style:justify-single-word="false" fo:break-before="page"/>
      <style:text-properties fo:font-weight="normal" style:font-weight-asian="normal" style:font-weight-complex="normal"/>
    </style:style>
    <style:style style:name="P14" style:family="paragraph" style:parent-style-name="Code_20_block">
      <style:paragraph-properties fo:break-before="page"/>
    </style:style>
    <style:style style:name="P15" style:family="paragraph" style:parent-style-name="Code_20_block">
      <style:text-properties fo:color="#008000"/>
    </style:style>
    <style:style style:name="P16" style:family="paragraph" style:parent-style-name="Code_20_block">
      <style:text-properties fo:color="#008000" fo:font-weight="normal" style:font-weight-asian="normal" style:font-weight-complex="normal"/>
    </style:style>
    <style:style style:name="P17" style:family="paragraph" style:parent-style-name="Code_20_block">
      <style:text-properties fo:font-weight="normal" style:font-weight-asian="normal" style:font-weight-complex="normal"/>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style:font-name="Courier New1"/>
    </style:style>
    <style:style style:name="P20" style:family="paragraph" style:parent-style-name="Standard" style:list-style-name="List_20_2">
      <style:paragraph-properties fo:text-align="justify" style:justify-single-word="false"/>
    </style:style>
    <style:style style:name="P21" style:family="paragraph" style:parent-style-name="Standard" style:list-style-name="List_20_1"/>
    <style:style style:name="P22" style:family="paragraph" style:parent-style-name="Standard" style:list-style-name="List_20_2">
      <style:paragraph-properties fo:text-align="justify" style:justify-single-word="false"/>
      <style:text-properties fo:font-weight="normal" style:font-weight-asian="normal" style:font-weight-complex="normal"/>
    </style:style>
    <style:style style:name="P23"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8000"/>
    </style:style>
    <style:style style:name="T5" style:family="text">
      <style:text-properties fo:color="#008000"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position="-10% 85%"/>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393256"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6454789"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7">Note</text:span>: <text:span text:style-name="T2">all JPPF built-in MBeans are implemented via this mechanism</text:span><text:span text:style-name="T9">.</text:span></text:p>
      <text:p text:style-name="P8"/>
      <text:p text:style-name="P7"><text:span text:style-name="T10">Related sample</text:span><text:span text:style-name="T9">: “Custom MBeans” sample in the JPPF samples pack.</text:span></text:p>
      <text:list xml:id="list26447126"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6423463" text:style-name="List_20_2">
        <text:list-item>
          <text:p text:style-name="P20">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0">the MBean provider interface must have a public no-arg constructor</text:p>
        </text:list-item>
      </text:list>
      <text:list xml:id="list26451333" text:continue-list="list26447126"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4">// Exposes one method that queries the node's JVM</text:span></text:p>
      <text:p text:style-name="Code_20_block"><text:s text:c="2"/><text:span text:style-name="T4">// for the number of available processors</text:span></text:p>
      <text:p text:style-name="Code_20_block"><text:s text:c="2"/>public interface AvailableProcessorsMBean</text:p>
      <text:p text:style-name="Code_20_block"><text:s text:c="2"/>{</text:p>
      <text:p text:style-name="Code_20_block"><text:s text:c="4"/><text:span text:style-name="T4">// return the available processors as an integer value</text:span></text:p>
      <text:p text:style-name="Code_20_block"><text:s text:c="4"/>Integer queryAvailableProcessors();</text:p>
      <text:p text:style-name="Code_20_block"><text:s text:c="2"/>}</text:p>
      <text:p text:style-name="P1"/>
      <text:p text:style-name="P1"/>
      <text:p text:style-name="P10">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4">// Implementation of the AvailableProcessorsMBean interface</text:span></text:p>
      <text:p text:style-name="Code_20_block"><text:s text:c="2"/>public class AvailableProcessors implements AvailableProcessorsMBean</text:p>
      <text:p text:style-name="Code_20_block"><text:s text:c="2"/>{</text:p>
      <text:p text:style-name="Code_20_block"><text:s text:c="4"/><text:span text:style-name="T4">// return the available processors as an integer value</text:span></text:p>
      <text:p text:style-name="Code_20_block"><text:s text:c="4"/>public Integer queryAvailableProcessors()</text:p>
      <text:p text:style-name="Code_20_block"><text:s text:c="4"/>{</text:p>
      <text:p text:style-name="Code_20_block"><text:s text:c="6"/><text:span text:style-name="T4">//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2.0/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4">// service provider interface for pluggable management beans for JPPF nodes</text:span></text:p>
      <text:p text:style-name="Code_20_block"><text:s text:c="2"/>public interface JPPFNodeMBeanProvider extends JPPFMBeanProvider</text:p>
      <text:p text:style-name="Code_20_block"><text:s text:c="2"/>{</text:p>
      <text:p text:style-name="Code_20_block"><text:s text:c="4"/><text:span text:style-name="T4">// return a concrete MBean instance</text:span></text:p>
      <text:p text:style-name="Code_20_block"><text:s text:c="4"/><text:span text:style-name="T4">// the class of the returned MBean must implement the interface defined by</text:span></text:p>
      <text:p text:style-name="Code_20_block"><text:s text:c="4"/><text:span text:style-name="T4">//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2.0/index.html?org/jppf/management/spi/JPPFMBeanProvider.html">JPPFMBeanProvider</text:a>, defined as follows:</text:p>
      <text:p text:style-name="P4"/>
      <text:p text:style-name="Code_20_block"><text:s text:c="2"/><text:span text:style-name="T4">// service provider interface for pluggable management beans</text:span></text:p>
      <text:p text:style-name="Code_20_block"><text:s text:c="2"/>public interface JPPFMBeanProvider</text:p>
      <text:p text:style-name="Code_20_block"><text:s text:c="2"/>{</text:p>
      <text:p text:style-name="Code_20_block"><text:s text:c="4"/><text:span text:style-name="T4">// seturn the fully qualified name of the management interface</text:span></text:p>
      <text:p text:style-name="Code_20_block"><text:s text:c="4"/><text:span text:style-name="T4">// defined by this provider</text:span></text:p>
      <text:p text:style-name="Code_20_block"><text:s text:c="4"/>public String getMBeanInterfaceName();</text:p>
      <text:p text:style-name="Code_20_block"><text:s text:c="2"/></text:p>
      <text:p text:style-name="Code_20_block"><text:s text:c="4"/><text:span text:style-name="T4">// return the name of the specified MBean</text:span></text:p>
      <text:p text:style-name="Code_20_block"><text:s text:c="4"/><text:span text:style-name="T4">//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java.sun.com/j2se/1.5.0/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P14"><text:s text:c="2"/>package org.jppf.example.mbean.node.spi;</text:p>
      <text:p text:style-name="Code_20_block"><text:s text:c="2"/></text:p>
      <text:p text:style-name="Code_20_block"><text:s text:c="2"/>import org.jppf.example.mbean.AvailableProcessors;</text:p>
      <text:p text:style-name="Code_20_block"><text:s text:c="2"/>import org.jppf.management.spi.JPPFNodeMBeanProvider;</text:p>
      <text:p text:style-name="Code_20_block"><text:s text:c="2"/>import org.jppf.node.MonitoredNode;</text:p>
      <text:p text:style-name="Code_20_block"><text:s text:c="2"/></text:p>
      <text:p text:style-name="Code_20_block"><text:s text:c="2"/><text:span text:style-name="T4">// AvailableProcessors MBean provider implementation</text:span></text:p>
      <text:p text:style-name="Code_20_block"><text:s text:c="2"/>public class AvailableProcessorsMBeanProvider implements JPPFNodeMBeanProvider</text:p>
      <text:p text:style-name="Code_20_block"><text:s text:c="2"/>{</text:p>
      <text:p text:style-name="Code_20_block"><text:s text:c="4"/><text:span text:style-name="T4">// return the fully qualified name of the MBean interface defined by this provider</text:span></text:p>
      <text:p text:style-name="Code_20_block"><text:s text:c="4"/>public String getMBeanInterfaceName()</text:p>
      <text:p text:style-name="Code_20_block"><text:s text:c="4"/>{</text:p>
      <text:p text:style-name="Code_20_block"><text:s text:c="6"/>return "org.jppf.example.mbean.AvailableProcessorsMBean";</text:p>
      <text:p text:style-name="Code_20_block"><text:s text:c="4"/>}</text:p>
      <text:p text:style-name="Code_20_block"><text:s text:c="2"/></text:p>
      <text:p text:style-name="Code_20_block"><text:s text:c="4"/><text:span text:style-name="T4">// create a concrete MBean instance</text:span></text:p>
      <text:p text:style-name="Code_20_block"><text:s text:c="4"/>public Object createMBean(MonitoredNode node)</text:p>
      <text:p text:style-name="Code_20_block"><text:s text:c="4"/>{</text:p>
      <text:p text:style-name="Code_20_block"><text:s text:c="6"/>return new AvailableProcessors();</text:p>
      <text:p text:style-name="Code_20_block"><text:s text:c="4"/>}</text:p>
      <text:p text:style-name="Code_20_block"><text:s text:c="2"/></text:p>
      <text:p text:style-name="Code_20_block"><text:s text:c="4"/><text:span text:style-name="T4">// return the object name of the specified MBean</text:span></text:p>
      <text:p text:style-name="Code_20_block"><text:s text:c="4"/>public String getMBeanName()</text:p>
      <text:p text:style-name="Code_20_block"><text:s text:c="4"/>{</text:p>
      <text:p text:style-name="Code_20_block"><text:s text:c="6"/>return "org.jppf.example.node.mbean:name=AvailableProcessors,type=node";</text:p>
      <text:p text:style-name="Code_20_block"><text:s text:c="4"/>}</text:p>
      <text:p text:style-name="Code_20_block"><text:s text:c="2"/>}</text:p>
      <text:p text:style-name="P4"/>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4">// simple class to test a custom node MBean</text:span></text:p>
      <text:p text:style-name="Code_20_block"><text:s text:c="2"/>public class AvailableProcessorsMBeanTest</text:p>
      <text:p text:style-name="Code_20_block"><text:s text:c="2"/>{</text:p>
      <text:p text:style-name="Code_20_block"><text:s text:c="4"/>public static void main(String...args) throws Exception</text:p>
      <text:p text:style-name="Code_20_block"><text:s text:c="4"/>{</text:p>
      <text:p text:style-name="Code_20_block"><text:s text:c="6"/><text:span text:style-name="T4">//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4">//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p text:style-name="P4"/>
      <text:list xml:id="list26428229" text:continue-numbering="true" text:style-name="Outline">
        <text:list-item>
          <text:list>
            <text:list-item>
              <text:list>
                <text:list-item>
                  <text:h text:style-name="P2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2.0/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4">// AvailableProcessors MBean provider implementation</text:span></text:p>
      <text:p text:style-name="Code_20_block"><text:s text:c="2"/>public class AvailableProcessorsMBeanProvider implements <text:span text:style-name="T1">JPPFDriverMBeanProvider</text:span></text:p>
      <text:p text:style-name="Code_20_block"><text:s text:c="2"/>{</text:p>
      <text:p text:style-name="Code_20_block"><text:s text:c="4"/><text:span text:style-name="T4">// return the fully qualified name of the MBean interface defined by this provider</text:span></text:p>
      <text:p text:style-name="Code_20_block"><text:s text:c="4"/>public String getMBeanInterfaceName()</text:p>
      <text:p text:style-name="Code_20_block"><text:s text:c="4"/>{</text:p>
      <text:p text:style-name="Code_20_block"><text:s text:c="6"/>return "org.jppf.example.mbean.AvailableProcessorsMBean";</text:p>
      <text:p text:style-name="Code_20_block"><text:s text:c="4"/>}</text:p>
      <text:p text:style-name="Code_20_block"><text:s text:c="2"/></text:p>
      <text:p text:style-name="Code_20_block"><text:s text:c="4"/><text:span text:style-name="T4">// create a concrete MBean instance</text:span></text:p>
      <text:p text:style-name="Code_20_block"><text:s text:c="4"/><text:span text:style-name="T1">public Object createMBean()</text:span></text:p>
      <text:p text:style-name="Code_20_block"><text:s text:c="4"/>{</text:p>
      <text:p text:style-name="Code_20_block"><text:s text:c="6"/>return new AvailableProcessors();</text:p>
      <text:p text:style-name="Code_20_block"><text:s text:c="4"/>}</text:p>
      <text:p text:style-name="Code_20_block"><text:s text:c="2"/></text:p>
      <text:p text:style-name="Code_20_block"><text:s text:c="4"/><text:span text:style-name="T4">// return the object name of the specified MBean</text:span></text:p>
      <text:p text:style-name="Code_20_block"><text:s text:c="4"/>public String getMBeanName()</text:p>
      <text:p text:style-name="Code_20_block"><text:s text:c="4"/>{</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6410031" text:style-name="List_20_1">
        <text:list-item>
          <text:p text:style-name="P21">the implemented interface is <text:span text:style-name="Code_20_char">JPPFDriverMbeanProvider</text:span>, and its <text:span text:style-name="Code_20_char">createMBean()</text:span> method takes no parameter</text:p>
        </text:list-item>
        <text:list-item>
          <text:p text:style-name="P21">we gave a different object name to our MBean: “<text:span text:style-name="Code_20_char">…,</text:span><text:span text:style-name="Code_20_char"><text:span text:style-name="T1">type=driver</text:span></text:span>”</text:p>
        </text:list-item>
        <text:list-item>
          <text:p text:style-name="P21">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6"/>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
      <text:p text:style-name="P11">Step 5: using the MBean</text:p>
      <text:p text:style-name="P4"/>
      <text:p text:style-name="P4">We can write the following simple class to test our new server custom MBean:</text:p>
      <text:p text:style-name="P6"/>
      <text:p text:style-name="Code_20_block"><text:s text:c="2"/>package org.jppf.example.driver.test;</text:p>
      <text:p text:style-name="Code_20_block"><text:s text:c="2"/></text:p>
      <text:p text:style-name="Code_20_block"><text:s text:c="2"/>import org.jppf.management.JMXDriverConnectionWrapper;</text:p>
      <text:p text:style-name="Code_20_block"><text:s text:c="2"/></text:p>
      <text:p text:style-name="Code_20_block"><text:s text:c="2"/><text:span text:style-name="T4">// simple class to test a custom node MBean</text:span></text:p>
      <text:p text:style-name="Code_20_block"><text:s text:c="2"/>public class AvailableProcessorsMBeanTest</text:p>
      <text:p text:style-name="Code_20_block"><text:s text:c="2"/>{</text:p>
      <text:p text:style-name="Code_20_block"><text:s text:c="4"/>public static void main(String...args) throws Exception</text:p>
      <text:p text:style-name="Code_20_block"><text:s text:c="4"/>{</text:p>
      <text:p text:style-name="Code_20_block"><text:s text:c="6"/><text:span text:style-name="T4">//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4">//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list xml:id="list26450978" text:continue-list="list26428229" text:style-name="Outline">
        <text:list-item>
          <text:list>
            <text:list-item>
              <text:h text:style-name="Heading_20_2" text:outline-level="2">JPPF startup classes</text:h>
            </text:list-item>
          </text:list>
        </text:list-item>
      </text:list>
      <text:p text:style-name="P7">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7"/>
      <text:p text:style-name="P7">Startup classes are defined using the Service Provider Interface. The general workflow to create a custom startup class is as follows:</text:p>
      <text:p text:style-name="P7"/>
      <text:p text:style-name="P7">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7"/>
      <text:p text:style-name="P7">This mechanism relies on the following rules:</text:p>
      <text:p text:style-name="P7"/>
      <text:list xml:id="list26445253" text:continue-list="list26423463" text:style-name="List_20_2">
        <text:list-item>
          <text:p text:style-name="P22">the provider interface for a node or server startup class extends the interface <text:a xlink:type="simple" xlink:href="http://www.jppf.org/api-2.0/index.html?org/jppf/startup/JPPFStartup.html"><text:span text:style-name="Code_20_char">JPPFStartup</text:span></text:a>, which itself extends <text:a xlink:type="simple" xlink:href="http://java.sun.com/j2se/1.5.0/docs/api/index.html?java/lang/Runnable.html"><text:span text:style-name="Code_20_char">java.lang.Runnable</text:span></text:a>. Thus, writing a startup class consists essentially in writing code in the <text:span text:style-name="Code_20_char">run()</text:span> method.</text:p>
        </text:list-item>
        <text:list-item>
          <text:p text:style-name="P22">the provider interface implementation must have a no-arg constructor</text:p>
        </text:list-item>
        <text:list-item>
          <text:p text:style-name="P22">startup classes are instantiated and run just after the JPPF and custom MBeans have been initialized. This allows a startup class to subscribe to any notifications that an MBean may emit.</text:p>
        </text:list-item>
      </text:list>
      <text:p text:style-name="P7"/>
      <text:p text:style-name="P7"><text:span text:style-name="T7">Related sample</text:span>: “Startup Classes” sample in the JPPF samples pack.</text:p>
      <text:list xml:id="list26457308" text:continue-list="list26450978"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2.0/index.html?org/jppf/startup/JPPFNodeStartupSPI.html"><text:span text:style-name="Code_20_char">JPPFNodeStartupSPI</text:span></text:a>, which will provide the node with enough information to create and run the startup class. This interface is defined as follows:</text:p>
      <text:p text:style-name="P7"/>
      <text:p text:style-name="Code_20_block"><text:s text:c="2"/>public interface JPPFNodeStartupSPI extends JPPFStartup { }</text:p>
      <text:p text:style-name="P7"/>
      <text:p text:style-name="P7">As we can see, this is just a marker interface, used to distinguish between node startup classes and server startup classes. As an example, we will create an implementation that simply prints a message when the node starts:</text:p>
      <text:p text:style-name="P7"/>
      <text:p text:style-name="P7"/>
      <text:p text:style-name="P14"><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4">// This is a test of a node startup class</text:span></text:p>
      <text:p text:style-name="Code_20_block"><text:s text:c="2"/>public class TestNodeStartup implements JPPFNodeStartupSPI</text:p>
      <text:p text:style-name="Code_20_block"><text:s text:c="2"/>{</text:p>
      <text:p text:style-name="Code_20_block"><text:s text:c="4"/>public void run()</text:p>
      <text:p text:style-name="Code_20_block"><text:s text:c="4"/>{</text:p>
      <text:p text:style-name="Code_20_block"><text:s text:c="6"/>System.out.println("I'm a node startup class");</text:p>
      <text:p text:style-name="Code_20_block"><text:s text:c="4"/>}</text:p>
      <text:p text:style-name="Code_20_block"><text:s text:c="2"/>}</text:p>
      <text:p text:style-name="P7"/>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6"/>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7">Important note</text:span>: <text:span text:style-name="T2">when a node startup class is deployed on the server, the objects it creates (for instance as singletons) can be reused from within the tasks executed by the node</text:span>.</text:p>
      <text:list xml:id="list26429829" text:continue-numbering="true" text:style-name="Outline">
        <text:list-item>
          <text:list>
            <text:list-item>
              <text:list>
                <text:list-item>
                  <text:h text:style-name="Heading_20_3"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7"/>
      <text:p text:style-name="Code_20_block"><text:s text:c="2"/>public interface JPPFDriverStartupSPI extends JPPFStartup { }</text:p>
      <text:p text:style-name="P7"/>
      <text:p text:style-name="P7">As an example, we will create an implementation that simply prints a message when the server starts:</text:p>
      <text:p text:style-name="P7"/>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4">// This is a test of a server startup class</text:span></text:p>
      <text:p text:style-name="Code_20_block"><text:s text:c="2"/>public class TestDriverStartup implements JPPFDriverStartupSPI</text:p>
      <text:p text:style-name="Code_20_block"><text:s text:c="2"/>{</text:p>
      <text:p text:style-name="Code_20_block"><text:s text:c="4"/>public void run()</text:p>
      <text:p text:style-name="Code_20_block"><text:s text:c="4"/>{</text:p>
      <text:p text:style-name="Code_20_block"><text:s text:c="6"/>System.out.println("I'm a server startup class");</text:p>
      <text:p text:style-name="Code_20_block"><text:s text:c="4"/>}</text:p>
      <text:p text:style-name="Code_20_block"><text:s text:c="2"/>}</text:p>
      <text:p text:style-name="P7"/>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6"/>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26457075" text:continue-numbering="true" text:style-name="Outline">
        <text:list-item>
          <text:list>
            <text:list-item>
              <text:h text:style-name="Heading_20_2" text:outline-level="2"><text:soft-page-break/>Transforming and encrypting networked data</text:h>
            </text:list-item>
          </text:list>
        </text:list-item>
      </text:list>
      <text:p text:style-name="P7">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7"/>
      <text:p text:style-name="P7">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L<text:span text:style-name="T8">1</text:span></text:p>
          </table:table-cell>
          <table:table-cell table:style-name="Table1.A1" office:value-type="string">
            <text:p text:style-name="P18">Block<text:span text:style-name="T8">1</text:span></text:p>
          </table:table-cell>
          <table:table-cell table:style-name="Table1.A1" office:value-type="string">
            <text:p text:style-name="P19">.....</text:p>
          </table:table-cell>
          <table:table-cell table:style-name="Table1.A1" office:value-type="string">
            <text:p text:style-name="P18">L<text:span text:style-name="T8">n</text:span></text:p>
          </table:table-cell>
          <table:table-cell table:style-name="Table1.E1" office:value-type="string">
            <text:p text:style-name="P18">Block<text:span text:style-name="T8">n</text:span></text:p>
          </table:table-cell>
        </table:table-row>
      </table:table>
      <text:p text:style-name="P7"/>
      <text:p text:style-name="P7">Where:</text:p>
      <text:p text:style-name="P7"/>
      <text:list xml:id="list26448102" text:continue-list="list26445253" text:style-name="List_20_2">
        <text:list-item>
          <text:p text:style-name="P22">Block<text:span text:style-name="T8">1</text:span>, ..., Block<text:span text:style-name="T8">n </text:span>are separate blocks of data constituting the message</text:p>
        </text:list-item>
        <text:list-item>
          <text:p text:style-name="P22">L<text:span text:style-name="T8">1</text:span>, ..., L<text:span text:style-name="T8">n</text:span> <text:s text:c="2"/>are the lengths of each block of data</text:p>
        </text:list-item>
      </text:list>
      <text:p text:style-name="P7"/>
      <text:p text:style-name="P7">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7"/>
      <text:p text:style-name="P7"><text:span text:style-name="T7">Related sample</text:span>: “Data Encryption” sample in the JPPF samples pack</text:p>
      <text:p text:style-name="P7"/>
      <text:p text:style-name="P7">The general workflow to implement and deploy a data transformation is as follows:</text:p>
      <text:p text:style-name="P7"/>
      <text:p text:style-name="P7"><text:span text:style-name="T1">Step 1: implement the </text:span><text:a xlink:type="simple" xlink:href="http://www.jppf.org/api-2.0/index.html?org/jppf/data/transform/JPPFDataTransform.html"><text:span text:style-name="Code_20_char"><text:span text:style-name="T1">JPPFDataTransform</text:span></text:span></text:a><text:span text:style-name="T1"> interface</text:span></text:p>
      <text:p text:style-name="P7"/>
      <text:p text:style-name="P7">This interface is defined as follows:</text:p>
      <text:p text:style-name="P7"/>
      <text:p text:style-name="P17"><text:s text:c="2"/>public interface JPPFDataTransform</text:p>
      <text:p text:style-name="P17"><text:s text:c="2"/>{</text:p>
      <text:p text:style-name="P16"><text:s text:c="4"/>// Transform a block of data into another, transformed one.</text:p>
      <text:p text:style-name="P16"><text:s text:c="4"/>// This operation must be such that the result of unwrapping the data of the</text:p>
      <text:p text:style-name="P16"><text:s text:c="4"/>// destination must be the equal to the source data</text:p>
      <text:p text:style-name="P17"><text:s text:c="4"/>void wrap(InputStream source, OutputStream destination) throws Exception;</text:p>
      <text:p text:style-name="P17"><text:s text:c="2"/></text:p>
      <text:p text:style-name="Code_20_block"><text:span text:style-name="T11"><text:s text:c="4"/></text:span><text:span text:style-name="T5">// Transform a block of data into another, reverse-transformed one</text:span></text:p>
      <text:p text:style-name="P16"><text:s text:c="4"/>// This method is the reverse operation with regards to wrap()</text:p>
      <text:p text:style-name="P17"><text:s text:c="4"/>void unwrap(InputStream source, OutputStream destination) throws Exception;</text:p>
      <text:p text:style-name="P17"><text:s text:c="2"/>}</text:p>
      <text:p text:style-name="P7"/>
      <text:p text:style-name="P1"><text:span text:style-name="T11">One very important thing to note is that the sequential application of the </text:span><text:span text:style-name="Code_20_char"><text:span text:style-name="T11">wrap()</text:span></text:span><text:span text:style-name="T11"> and </text:span><text:span text:style-name="Code_20_char"><text:span text:style-name="T11">unwrap()</text:span></text:span><text:span text:style-name="T11"> methods </text:span>must return exactly the original data<text:span text:style-name="T11">.</text:span></text:p>
      <text:p text:style-name="P7"/>
      <text:p text:style-name="P7">Also keep in mind that the data transformation is completely stateless. For instance there is no knowledge of where the data comes from or where it is going.</text:p>
      <text:p text:style-name="P7"/>
      <text:p text:style-name="P7">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7"/>
      <text:p text:style-name="P7"/>
      <text:p text:style-name="P13">Here is our implementation of <text:span text:style-name="Code_20_char">JPPFDataTransform</text:span>:</text:p>
      <text:p text:style-name="P7"/>
      <text:p text:style-name="Code_20_block"><text:s text:c="2"/>package org.jppf.example.dataencryption;</text:p>
      <text:p text:style-name="Code_20_block"><text:s text:c="4"/></text:p>
      <text:p text:style-name="Code_20_block"><text:s text:c="2"/>import java.io.*;</text:p>
      <text:p text:style-name="Code_20_block"><text:s text:c="2"/>import java.security.spec.KeySpec;</text:p>
      <text:p text:style-name="Code_20_block"><text:s text:c="2"/>import javax.crypto.*;</text:p>
      <text:p text:style-name="Code_20_block"><text:s text:c="2"/>import javax.crypto.spec.DESKeySpec;</text:p>
      <text:p text:style-name="Code_20_block"><text:s text:c="2"/>import org.jppf.data.transform.JPPFDataTransform;</text:p>
      <text:p text:style-name="Code_20_block"><text:s text:c="2"/>import org.jppf.utils.FileUtils;</text:p>
      <text:p text:style-name="Code_20_block"><text:s text:c="4"/></text:p>
      <text:p text:style-name="Code_20_block"><text:s text:c="2"/><text:span text:style-name="T4">// Sample data transform using a DES cyptographic algorithm with a 56 bits secret key.</text:span> </text:p>
      <text:p text:style-name="Code_20_block"><text:s text:c="2"/>public class DESCipherTransform implements JPPFDataTransform</text:p>
      <text:p text:style-name="Code_20_block"><text:s text:c="2"/>{</text:p>
      <text:p text:style-name="Code_20_block"><text:s text:c="4"/><text:span text:style-name="T4">// Secret (symetric) key used for encryption and decryption.</text:span></text:p>
      <text:p text:style-name="Code_20_block"><text:s text:c="4"/>private static SecretKey secretKey = getSecretKey();</text:p>
      <text:p text:style-name="Code_20_block"><text:s text:c="4"/></text:p>
      <text:p text:style-name="Code_20_block"><text:s text:c="4"/><text:span text:style-name="T4">// Encrypt the data using streams.</text:span></text:p>
      <text:p text:style-name="Code_20_block"><text:s text:c="4"/>public void wrap(InputStream source, OutputStream destination) throws Exception</text:p>
      <text:p text:style-name="Code_20_block"><text:s text:c="4"/>{</text:p>
      <text:p text:style-name="Code_20_block"><text:s text:c="6"/>transform(Cipher.ENCRYPT_MODE, source, destination);</text:p>
      <text:p text:style-name="Code_20_block"><text:s text:c="4"/>}</text:p>
      <text:p text:style-name="Code_20_block"><text:s text:c="4"/></text:p>
      <text:p text:style-name="Code_20_block"><text:s text:c="4"/><text:span text:style-name="T4">// Decrypt the data.</text:span></text:p>
      <text:p text:style-name="Code_20_block"><text:s text:c="4"/>public void unwrap(InputStream source, OutputStream destination) throws Exception</text:p>
      <text:p text:style-name="Code_20_block"><text:s text:c="4"/>{</text:p>
      <text:p text:style-name="Code_20_block"><text:s text:c="6"/>transform(Cipher.DECRYPT_MODE, source, destination);</text:p>
      <text:p text:style-name="Code_20_block"><text:s text:c="4"/>}</text:p>
      <text:p text:style-name="Code_20_block"><text:s text:c="4"/></text:p>
      <text:p text:style-name="Code_20_block"><text:s text:c="4"/><text:span text:style-name="T4">// Transform the specified input source and write it into the specified destination.</text:span></text:p>
      <text:p text:style-name="Code_20_block"><text:s text:c="4"/>private void transform(int mode, InputStream source, OutputStream destination)</text:p>
      <text:p text:style-name="Code_20_block"><text:s text:c="5"/>throws Exception</text:p>
      <text:p text:style-name="Code_20_block"><text:s text:c="4"/>{</text:p>
      <text:p text:style-name="Code_20_block"><text:s text:c="6"/>CipherOutputStream cos = new CipherOutputStream(destination, cipher);</text:p>
      <text:p text:style-name="Code_20_block"><text:s text:c="6"/>Cipher cipher = Cipher.getInstance("DES/ECB/PKCS5Padding");</text:p>
      <text:p text:style-name="Code_20_block"><text:s text:c="6"/>cipher.init(mode, getSecretKey());</text:p>
      <text:p text:style-name="Code_20_block"><text:s text:c="6"/>byte[] buffer = new byte[8192];</text:p>
      <text:p text:style-name="Code_20_block"><text:s text:c="6"/>while (true)</text:p>
      <text:p text:style-name="Code_20_block"><text:s text:c="6"/>{</text:p>
      <text:p text:style-name="Code_20_bloc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text:s text:c="4"/></text:p>
      <text:p text:style-name="Code_20_block"><text:s text:c="4"/><text:span text:style-name="T4">// Get the secret key used for encryption/decryption.</text:span></text:p>
      <text:p text:style-name="Code_20_block"><text:s text:c="4"/>private static synchronized SecretKey getSecretKey()</text:p>
      <text:p text:style-name="Code_20_block"><text:s text:c="4"/>{</text:p>
      <text:p text:style-name="Code_20_block"><text:s text:c="6"/>if (secretKey == null)</text:p>
      <text:p text:style-name="Code_20_block"><text:s text:c="6"/>{</text:p>
      <text:p text:style-name="Code_20_block"><text:s text:c="8"/>try</text:p>
      <text:p text:style-name="Code_20_block"><text:s text:c="8"/>{</text:p>
      <text:p text:style-name="Code_20_block"><text:s text:c="10"/>ClassLoader cl = DESCipherTransform.class.getClassLoader();</text:p>
      <text:p text:style-name="Code_20_block"><text:s text:c="10"/>InputStream is = cl.getResourceAsStream(</text:p>
      <text:p text:style-name="Code_20_block"><text:s text:c="12"/>"org/jppf/example/dataencryption/sk.bin");</text:p>
      <text:p text:style-name="Code_20_block"><text:s text:c="10"/>byte[] encoded = FileUtils.getInputStreamAsByte(is);</text:p>
      <text:p text:style-name="Code_20_block"><text:s text:c="10"/>KeySpec spec = new DESKeySpec(encoded);</text:p>
      <text:p text:style-name="Code_20_block"><text:s text:c="10"/>secretKey = SecretKeyFactory.getInstance("DES").generateSecret(spec);</text:p>
      <text:p text:style-name="Code_20_block"><text:s text:c="8"/>}</text:p>
      <text:p text:style-name="Code_20_block"><text:s text:c="8"/>catch(Exception e)</text:p>
      <text:p text:style-name="Code_20_block"><text:s text:c="8"/>{</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P5"/>
      <text:p text:style-name="P2"/>
      <text:p text:style-name="P12">Step 2: deploy the data transform implementation</text:p>
      <text:p text:style-name="P7"/>
      <text:p text:style-name="P7">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7"/>
      <text:p text:style-name="P2">Step 3: hook the implementation to JPPF</text:p>
      <text:p text:style-name="P7"/>
      <text:p text:style-name="P7">This is done by specifying the property <text:span text:style-name="Code_20_char"><text:span text:style-name="T1">jppf.data.transform.class</text:span></text:span> in the JPPF configuration file of each component:</text:p>
      <text:p text:style-name="P7"/>
      <text:p text:style-name="Code_20_block"><text:s text:c="2"/>jppf.data.transform.class = &lt;<text:span text:style-name="T2">fully qualified name of implementation class</text:span>&gt;</text:p>
      <text:p text:style-name="P6"/>
      <text:p text:style-name="P6">In our example it would be:</text:p>
      <text:p text:style-name="P6"/>
      <text:p text:style-name="Code_20_block"><text:s text:c="2"/>jppf.data.transform.class = org.jppf.example.dataencryption.DESCipherTransform</text:p>
      <text:list xml:id="list26453258" text:continue-list="list26457075" text:style-name="Outline">
        <text:list-item>
          <text:list>
            <text:list-item>
              <text:h text:style-name="Heading_20_2" text:outline-level="2">Specifying alternate object streams</text:h>
            </text:list-item>
          </text:list>
        </text:list-item>
      </text:list>
      <text:p text:style-name="P7">JPPF performs objects transport and associated serialization by the means of object streams, which are instances of <text:a xlink:type="simple" xlink:href="http://java.sun.com/j2se/1.5.0/docs/api/index.html?java/io/ObjectInputStream.html"><text:span text:style-name="Code_20_char">ObjectInputStream</text:span></text:a> and <text:a xlink:type="simple" xlink:href="http://java.sun.com/j2se/1.5.0/docs/api/index.html?java/io/ObjectOutputStream.html"><text:span text:style-name="Code_20_char">ObjectOutputStream</text:span></text:a> or subclasses of these classes.</text:p>
      <text:p text:style-name="P6"/>
      <text:p text:style-name="P7">It is now possible to specify alternate object stream classes for a JPPF grid, enabling the use of non-serializable classes without any extra coding required for the JPPF task developer. JPPF provides 2 ways to achieve this:</text:p>
      <text:p text:style-name="P6"/>
      <text:p text:style-name="P3">1. Specifying the object stream implementation classes</text:p>
      <text:p text:style-name="P6"/>
      <text:p text:style-name="P6">This is done in the JPPF configuration file, by adding these 2 properties:</text:p>
      <text:p text:style-name="P6"/>
      <text:p text:style-name="Code_20_block"><text:s text:c="2"/><text:span text:style-name="T4"># configure the object input stream implementation</text:span></text:p>
      <text:p text:style-name="Code_20_block"><text:s text:c="2"/>jppf.object.input.stream.class = my.package.MyObjectInputStream</text:p>
      <text:p text:style-name="Code_20_block"><text:s text:c="2"/><text:span text:style-name="T4"># configure the object output stream implementation</text:span></text:p>
      <text:p text:style-name="Code_20_block"><text:s text:c="2"/>jppf.object.output.stream.class = my.package.MyObjectOutputStream</text:p>
      <text:p text:style-name="P6"/>
      <text:p text:style-name="P7">Please note that the object stream implementations must have a constructor that takes an <text:span text:style-name="Code_20_char"><text:span text:style-name="T9">InputStream</text:span></text:span> parameter for the object input stream class, and an <text:span text:style-name="Code_20_char">OutputStream</text:span> parameter for the object output stream class.</text:p>
      <text:p text:style-name="P6"/>
      <text:p text:style-name="P3">2. Implementing an object stream builder</text:p>
      <text:p text:style-name="P6"/>
      <text:p text:style-name="P6">An object stream builder is an object that instantiates input and output object streams.</text:p>
      <text:p text:style-name="P6">It is defined as an implementation of the <text:a xlink:type="simple" xlink:href="http://www.jppf.org/api-2.0/index.html?org/jppf/serialization/JPPFObjectStreamBuilder.html"><text:span text:style-name="Code_20_char">JPPFObjectStreamBuilder</text:span></text:a> interface:</text:p>
      <text:p text:style-name="P6"/>
      <text:p text:style-name="P15"><text:s text:c="2"/>// Interface for all builders instantiating alternate object input and output streams.</text:p>
      <text:p text:style-name="Code_20_block"><text:s text:c="2"/>public interface JPPFObjectStreamBuilder</text:p>
      <text:p text:style-name="Code_20_block"><text:s text:c="2"/>{</text:p>
      <text:p text:style-name="P15"><text:s text:c="4"/>// Obtain an input stream used for deserializing objects.</text:p>
      <text:p text:style-name="Code_20_block"><text:s text:c="4"/>public ObjectInputStream newObjectInputStream(InputStream in) throws Exception;</text:p>
      <text:p text:style-name="P15"><text:s text:c="2"/></text:p>
      <text:p text:style-name="P15"><text:s text:c="4"/>// Obtain an Output stream used for serializing objects.</text:p>
      <text:p text:style-name="Code_20_block"><text:s text:c="4"/>public ObjectOutputStream newObjectOutputStream(OutputStream out) throws Exception;</text:p>
      <text:p text:style-name="Code_20_block"><text:s text:c="2"/>}</text:p>
      <text:p text:style-name="P6"/>
      <text:p text:style-name="P6">Then, configure JPPF to use this object stream builder by specifying the following property in the JPPF configuration file:</text:p>
      <text:p text:style-name="P6"/>
      <text:p text:style-name="Code_20_block"><text:s text:c="2"/><text:span text:style-name="T4"># configure the object stream builder implementation</text:span></text:p>
      <text:p text:style-name="Code_20_block"><text:s text:c="2"/>jppf.object.stream.builder = my.package.MyObjectStreamBuilder</text:p>
      <text:p text:style-name="P6"/>
      <text:p text:style-name="P3"><text:span text:style-name="T6">Notes</text:span>:</text:p>
      <text:p text:style-name="P6"/>
      <text:p text:style-name="P6"><text:span text:style-name="T1">a.</text:span> <text:span text:style-name="T2">when no alternate object stream is specified, JPPF uses the standard </text:span><text:span text:style-name="Code_20_char"><text:span text:style-name="T9">java.io.ObjectInputStream</text:span></text:span><text:span text:style-name="T2"> and </text:span><text:span text:style-name="T9">j</text:span><text:span text:style-name="Code_20_char"><text:span text:style-name="T9">ava.io.ObjectOutputStream</text:span></text:span><text:span text:style-name="T2"> of the JDK</text:span></text:p>
      <text:p text:style-name="P9"/>
      <text:p text:style-name="P6"><text:span text:style-name="T1">b.</text:span> <text:span text:style-name="T2">when alternate object streams are specified, they must be used by all JPPF clients, servers and nodes, otherwise JPPF will not work. The implementation classes must also be present in the classpath of all JPPF components</text:span></text:p>
      <text:p text:style-name="P9"/>
      <text:p text:style-name="P6"><text:span text:style-name="T1">c.</text:span> <text:span text:style-name="T2">JPPF has a built-in Object Stream Builder that uses XStream to provide XML serialization: </text:span><text:soft-page-break/><text:a xlink:type="simple" xlink:href="http://www.jppf.org/api-2.0/index.html?org/jppf/serialization/XstreamObjectStreamBuilder.html"><text:span text:style-name="Code_20_char"><text:span text:style-name="T9">XstreamObjectStreamBuilder</text:span></text:span></text:a><text:span text:style-name="T2">. To use it, simply specify "</text:span><text:span text:style-name="Code_20_char"><text:span text:style-name="T9">jppf.object.stream.builder = org.jppf.serialization.XstreamObjectStreamBuilder</text:span></text:span><text:span text:style-name="T2">" in the JPPF configuration files. You will also need the XStream 1.3 (or later) jar file and the xpp3 jar file available in the </text:span><text:a xlink:type="simple" xlink:href="http://xstream.codehaus.org/"><text:span text:style-name="T2">XStream</text:span></text:a><text:span text:style-name="T2"> distribution</text:span></text:p>
      <text:list xml:id="list26454180" text:continue-numbering="true" text:style-name="Outline">
        <text:list-item>
          <text:list>
            <text:list-item>
              <text:h text:style-name="Heading_20_2" text:outline-level="2">Creating a custom load-balancer</text:h>
            </text:list-item>
          </text:list>
        </text:list-item>
      </text:list>
      <text:p text:style-name="Standard"><text:span text:style-name="T7">Related sample</text:span>: “CustomLoadBalancer” in the JPPF samples pack.</text:p>
      <text:list xml:id="list26434324"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text:p>
      <text:p text:style-name="Code_20_block"><text:s text:c="2"/>{</text:p>
      <text:p text:style-name="Code_20_block"><text:s text:c="4"/><text:span text:style-name="T4">// Get the latest computed bundle size</text:span></text:p>
      <text:p text:style-name="Code_20_block"><text:s text:c="4"/>public int getBundleSize();</text:p>
      <text:p text:style-name="Code_20_block"><text:s text:c="2"/></text:p>
      <text:p text:style-name="Code_20_block"><text:s text:c="4"/><text:span text:style-name="T4">//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4">// Make a copy of this bundler</text:span></text:p>
      <text:p text:style-name="Code_20_block"><text:s text:c="4"/>public Bundler copy();</text:p>
      <text:p text:style-name="Code_20_block"><text:s text:c="2"/></text:p>
      <text:p text:style-name="Code_20_block"><text:s text:c="4"/><text:span text:style-name="T4">// Get the timestamp at which this bundler was created</text:span></text:p>
      <text:p text:style-name="Code_20_block"><text:s text:c="4"/>public long getTimestamp();</text:p>
      <text:p text:style-name="Code_20_block"><text:s text:c="2"/></text:p>
      <text:p text:style-name="Code_20_block"><text:s text:c="4"/><text:span text:style-name="T4">// Release the resources used by this bundler</text:span></text:p>
      <text:p text:style-name="Code_20_block"><text:s text:c="4"/>public void dispose();</text:p>
      <text:p text:style-name="Code_20_block"><text:s text:c="2"/></text:p>
      <text:p text:style-name="Code_20_block"><text:s text:c="4"/><text:span text:style-name="T4">// Perform context-independant initializations</text:span></text:p>
      <text:p text:style-name="Code_20_block"><text:s text:c="4"/>public void setup();</text:p>
      <text:p text:style-name="Code_20_block"><text:s text:c="2"/></text:p>
      <text:p text:style-name="Code_20_block"><text:s text:c="4"/><text:span text:style-name="T4">//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2.0/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6432654" text:continue-list="list26448102" text:style-name="List_20_2">
        <text:list-item>
          <text:p text:style-name="P20">when the server starts up, it creates a bundler instance based on the load-balancing algorithm specified in the configuration file</text:p>
        </text:list-item>
        <text:list-item>
          <text:p text:style-name="P2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0">when a node is disconnected, the server will call the <text:span text:style-name="Code_20_char">dispose()</text:span> method on the corresponding bundler, then discard it</text:p>
        </text:list-item>
        <text:list-item>
          <text:p text:style-name="P2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text:soft-page-break/>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7">Note</text:span>: <text:span text:style-name="T2">all JPPF built-in load balancing algorithms are implemented and plugged-in as custom algorithms</text:span></text:p>
      <text:list xml:id="list26451058" text:continue-list="list26434324" text:style-name="Outline">
        <text:list-item>
          <text:list>
            <text:list-item>
              <text:list>
                <text:list-item>
                  <text:h text:style-name="Heading_20_3" text:outline-level="3">Implementing the algorithm and its associated profile</text:h>
                </text:list-item>
              </text:list>
            </text:list-item>
          </text:list>
        </text:list-item>
      </text:list>
      <text:p text:style-name="P1">First let's implement our parameters profile. To this effect, we implement the interface <text:a xlink:type="simple" xlink:href="http://www.jppf.org/api-2.0/index.html?org/jppf/server/scheduler/bundle/LoadBalancingProfile.html"><text:span text:style-name="Code_20_char">LoadBalancingProfile</text:span></text:a>:</text:p>
      <text:p text:style-name="P1"/>
      <text:p text:style-name="Code_20_block"><text:s text:c="2"/>public interface LoadBalancingProfile extends Serializable</text:p>
      <text:p text:style-name="Code_20_block"><text:s text:c="2"/>{</text:p>
      <text:p text:style-name="Code_20_block"><text:s text:c="4"/><text:span text:style-name="T4">//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4">// Profile for the fixed bundle size load-balancing algorithm</text:span></text:p>
      <text:p text:style-name="Code_20_block"><text:s text:c="2"/>public class FixedSizeProfile implements LoadBalancingProfile</text:p>
      <text:p text:style-name="Code_20_block"><text:s text:c="2"/>{</text:p>
      <text:p text:style-name="Code_20_block"><text:s text:c="4"/><text:span text:style-name="T4">// The bundle size</text:span></text:p>
      <text:p text:style-name="Code_20_block"><text:s text:c="4"/>private int size = 1;</text:p>
      <text:p text:style-name="Code_20_block"><text:s text:c="2"/></text:p>
      <text:p text:style-name="Code_20_block"><text:s text:c="4"/><text:span text:style-name="T4">// Default constructor</text:span></text:p>
      <text:p text:style-name="Code_20_block"><text:s text:c="4"/>public FixedSizeProfile()</text:p>
      <text:p text:style-name="Code_20_block"><text:s text:c="4"/>{</text:p>
      <text:p text:style-name="Code_20_block"><text:s text:c="4"/>}</text:p>
      <text:p text:style-name="Code_20_block"><text:s text:c="2"/></text:p>
      <text:p text:style-name="Code_20_block"><text:s text:c="4"/><text:span text:style-name="T4">// Initialize this profile with values read from the specified configuration</text:span></text:p>
      <text:p text:style-name="Code_20_block"><text:s text:c="4"/>public FixedSizeProfile(TypedProperties config)</text:p>
      <text:p text:style-name="Code_20_block"><text:s text:c="4"/>{</text:p>
      <text:p text:style-name="Code_20_block"><text:s text:c="6"/>size = config.getInt("size", 1);</text:p>
      <text:p text:style-name="Code_20_block"><text:s text:c="4"/>}</text:p>
      <text:p text:style-name="Code_20_block"><text:s text:c="2"/></text:p>
      <text:p text:style-name="Code_20_block"><text:s text:c="4"/><text:span text:style-name="T4">// Make a copy of this profile</text:span></text:p>
      <text:p text:style-name="Code_20_block"><text:s text:c="4"/>public LoadBalancingProfile copy()</text:p>
      <text:p text:style-name="Code_20_block"><text:s text:c="4"/>{</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4">// Get the bundle size</text:span></text:p>
      <text:p text:style-name="Code_20_block"><text:s text:c="4"/>public int getSize()</text:p>
      <text:p text:style-name="Code_20_block"><text:s text:c="4"/>{</text:p>
      <text:p text:style-name="Code_20_block"><text:s text:c="6"/>return size;</text:p>
      <text:p text:style-name="Code_20_block"><text:s text:c="4"/>}</text:p>
      <text:p text:style-name="Code_20_block"><text:s text:c="2"/></text:p>
      <text:p text:style-name="Code_20_block"><text:s text:c="4"/><text:span text:style-name="T4">// Set the bundle size</text:span></text:p>
      <text:p text:style-name="Code_20_block"><text:s text:c="4"/>public void setSize(int size)</text:p>
      <text:p text:style-name="Code_20_block"><text:s text:c="4"/>{</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2.0/index.html?org/jppf/utils/TypedProperties.html"><text:span text:style-name="Code_20_char">TypedProperties</text:span></text:a> parameter, which will allow us to read the size parameter from the JPPF configuration file.</text:p>
      <text:p text:style-name="P1"/>
      <text:p text:style-name="P1">Now let's take a look at the algorithm implementation itself:</text:p>
      <text:p text:style-name="P1"/>
      <text:p text:style-name="P14"><text:s text:c="2"/>public class FixedSizeBundler extends AbstractBundler</text:p>
      <text:p text:style-name="Code_20_block"><text:s text:c="2"/>{</text:p>
      <text:p text:style-name="Code_20_block"><text:s text:c="4"/><text:span text:style-name="T4">// Initialize this bundler</text:span></text:p>
      <text:p text:style-name="Code_20_block"><text:s text:c="4"/>public FixedSizeBundler(LoadBalancingProfile profile)</text:p>
      <text:p text:style-name="Code_20_block"><text:s text:c="4"/>{</text:p>
      <text:p text:style-name="Code_20_block"><text:s text:c="6"/>super(profile);</text:p>
      <text:p text:style-name="Code_20_block"><text:s text:c="4"/>}</text:p>
      <text:p text:style-name="Code_20_block"><text:s text:c="2"/></text:p>
      <text:p text:style-name="Code_20_block"><text:s text:c="4"/><text:span text:style-name="T4">// This method always returns a statically assigned bundle size</text:span></text:p>
      <text:p text:style-name="Code_20_block"><text:s text:c="4"/>public int getBundleSize()</text:p>
      <text:p text:style-name="Code_20_block"><text:s text:c="4"/>{</text:p>
      <text:p text:style-name="Code_20_block"><text:s text:c="6"/>return ((FixedSizeProfile) profile).getSize();</text:p>
      <text:p text:style-name="Code_20_block"><text:s text:c="4"/>}</text:p>
      <text:p text:style-name="Code_20_block"><text:s text:c="2"/></text:p>
      <text:p text:style-name="Code_20_block"><text:s text:c="4"/><text:span text:style-name="T4">// Make a copy of this bundler</text:span></text:p>
      <text:p text:style-name="Code_20_block"><text:s text:c="4"/>public Bundler copy()</text:p>
      <text:p text:style-name="Code_20_block"><text:s text:c="4"/>{</text:p>
      <text:p text:style-name="Code_20_block"><text:s text:c="6"/>return new FixedSizeBundler(profile.copy());</text:p>
      <text:p text:style-name="Code_20_block"><text:s text:c="4"/>}</text:p>
      <text:p text:style-name="Code_20_block"><text:s text:c="2"/></text:p>
      <text:p text:style-name="Code_20_block"><text:s text:c="4"/><text:span text:style-name="T4">// Get the max bundle size that can be used for this bundler</text:span></text:p>
      <text:p text:style-name="Code_20_block"><text:s text:c="4"/>protected int maxSize()</text:p>
      <text:p text:style-name="Code_20_block"><text:s text:c="4"/>{</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text:p>
      <text:p text:style-name="Code_20_block"><text:s text:c="2"/>{</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7">Tip</text:span>: <text:span text:style-name="T2">if your algorithm depends on the number of nodes, you can use a bundler instances count as a static variable in your implementation, and use the </text:span><text:span text:style-name="Code_20_char"><text:span text:style-name="T9">setup()</text:span></text:span><text:span text:style-name="T2"> and </text:span><text:span text:style-name="Code_20_char"><text:span text:style-name="T9">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text:p>
      <text:p text:style-name="Code_20_block"><text:s text:c="2"/>{</text:p>
      <text:p text:style-name="Code_20_block"><text:s text:c="4"/>instanceCount.incrementAndGet();</text:p>
      <text:p text:style-name="Code_20_block"><text:s text:c="2"/>}</text:p>
      <text:p text:style-name="Code_20_block"><text:s text:c="2"/></text:p>
      <text:p text:style-name="Code_20_block"><text:s text:c="2"/>public void dispose()</text:p>
      <text:p text:style-name="Code_20_block"><text:s text:c="2"/>{</text:p>
      <text:p text:style-name="Code_20_block"><text:s text:c="4"/>instanceCount.decrementAndGet();</text:p>
      <text:p text:style-name="Code_20_block"><text:s text:c="2"/>}</text:p>
      <text:p text:style-name="Standard"/>
      <text:list xml:id="list26457024" text:continue-numbering="true" text:style-name="Outline">
        <text:list-item>
          <text:list>
            <text:list-item>
              <text:list>
                <text:list-item>
                  <text:h text:style-name="Heading_20_3" text:outline-level="3"><text:soft-page-break/>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2.0/index.html?org/jppf/server/scheduler/bundle/spi/JPPFBundlerProvider.html"><text:span text:style-name="Code_20_char">JPPFBundlerProvider</text:span></text:a> interface, which is defined as:</text:p>
      <text:p text:style-name="Standard"/>
      <text:p text:style-name="Code_20_block"><text:s text:c="2"/>public interface JPPFBundlerProvider</text:p>
      <text:p text:style-name="Code_20_block"><text:s text:c="2"/>{</text:p>
      <text:p text:style-name="Code_20_block"><text:s text:c="4"/><text:span text:style-name="T4">// Get the name of the algorithm defined by this provider</text:span></text:p>
      <text:p text:style-name="Code_20_block"><text:s text:c="4"/><text:span text:style-name="T4">//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4">//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4">//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2.0/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text:p>
      <text:p text:style-name="Code_20_block"><text:s text:c="2"/>{</text:p>
      <text:p text:style-name="Code_20_block"><text:s text:c="4"/><text:span text:style-name="T4">// Get the name of the algorithm defined by this provider</text:span></text:p>
      <text:p text:style-name="Code_20_block"><text:s text:c="4"/>public String getAlgorithmName()</text:p>
      <text:p text:style-name="Code_20_block"><text:s text:c="4"/>{</text:p>
      <text:p text:style-name="Code_20_block"><text:s text:c="6"/>return "manual";</text:p>
      <text:p text:style-name="Code_20_block"><text:s text:c="4"/>}</text:p>
      <text:p text:style-name="Code_20_block"><text:s text:c="2"/></text:p>
      <text:p text:style-name="Code_20_block"><text:s text:c="4"/><text:span text:style-name="T4">// Create a bundler instance using the specified parameters profile</text:span></text:p>
      <text:p text:style-name="Code_20_block"><text:s text:c="4"/>public Bundler createBundler(LoadBalancingProfile profile)</text:p>
      <text:p text:style-name="Code_20_block"><text:s text:c="4"/>{</text:p>
      <text:p text:style-name="Code_20_block"><text:s text:c="6"/>return new FixedSizeBundler(profile);</text:p>
      <text:p text:style-name="Code_20_block"><text:s text:c="4"/>}</text:p>
      <text:p text:style-name="Code_20_block"><text:s text:c="2"/></text:p>
      <text:p text:style-name="Code_20_block"><text:s text:c="4"/><text:span text:style-name="T4">// Create a bundler profile containing the parameters of the algorithm</text:span></text:p>
      <text:p text:style-name="Code_20_block"><text:s text:c="4"/>public LoadBalancingProfile createProfile(TypedProperties configuration)</text:p>
      <text:p text:style-name="Code_20_block"><text:s text:c="4"/>{</text:p>
      <text:p text:style-name="Code_20_block"><text:s text:c="6"/>return new FixedSizeProfile(configuration);</text:p>
      <text:p text:style-name="Code_20_block"><text:s text:c="4"/>}</text:p>
      <text:p text:style-name="Code_20_block"><text:s text:c="2"/>}</text:p>
      <text:list xml:id="list26426654"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4"/>
      <text:p text:style-name="Code_20_block"><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p text:style-name="P1"/>
      <text:list xml:id="list26451630" text:continue-numbering="true" text:style-name="Outline">
        <text:list-item>
          <text:list>
            <text:list-item>
              <text:list>
                <text:list-item>
                  <text:h text:style-name="P2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4">// Bundler implementations should implement this interface</text:span></text:p>
      <text:p text:style-name="Code_20_block"><text:s text:c="2"/><text:span text:style-name="T4">// if they wish to have access to a node's configuration</text:span></text:p>
      <text:p text:style-name="Code_20_block"><text:s text:c="2"/>public interface NodeAwareness</text:p>
      <text:p text:style-name="Code_20_block"><text:s text:c="2"/>{</text:p>
      <text:p text:style-name="Code_20_block"><text:s text:c="4"/><text:span text:style-name="T4">// Get the corresponding node's system information</text:span></text:p>
      <text:p text:style-name="Code_20_block"><text:s text:c="4"/>JPPFSystemInformation getNodeConfiguration();</text:p>
      <text:p text:style-name="Code_20_block"><text:s text:c="2"/></text:p>
      <text:p text:style-name="Code_20_block"><text:s text:c="4"/><text:span text:style-name="T4">//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When implementing this interface, the environment and configuration of the node become accessible via an instance of <text:a xlink:type="simple" xlink:href="http://www.jppf.org/api-2.0/index.html?org/jppf/management/JPPFSystemInformation.html"><text:span text:style-name="Code_20_char">JPPFSystemInformation</text:span></text:a>.</text:p>
      <text:p text:style-name="Standard"/>
      <text:p text:style-name="Standard">JPPF guarantees that the node information will never be null once the node is connected to the server. You should not assume, however, that it is true when the Bundler is instantiated (for instance in the constructor).</text:p>
      <text:p text:style-name="Standard"/>
      <text:p text:style-name="Standard">The method <text:span text:style-name="Code_20_char">setConfiguration()</text:span> can be called in two occasions:</text:p>
      <text:p text:style-name="Standard"/>
      <text:list xml:id="list26443459" text:continue-list="list26410031" text:style-name="List_20_1">
        <text:list-item>
          <text:p text:style-name="P21">when the node connects to the server</text:p>
        </text:list-item>
        <text:list-item>
          <text:p text:style-name="P21">when the node's number of processing threads has been updated dynamically (through the admin console or management APIs)</text:p>
        </text:list-item>
      </text:list>
      <text:p text:style-name="Standard"/>
      <text:p text:style-name="Standard">A sample usage of <text:a xlink:type="simple" xlink:href="http://www.jppf.org/api-2.0/index.html?org/jppf/server/scheduler/bundle/NodeAwareness.html"><text:span text:style-name="Code_20_char">NodeAwareness</text:span></text:a> can be found in the CustomLoadBalancer sample, in the JPPF samples pack.</text:p>
      <text:list xml:id="list26449702" text:continue-list="list26451630" text:style-name="Outline">
        <text:list-item>
          <text:list>
            <text:list-item>
              <text:list>
                <text:list-item>
                  <text:h text:style-name="Heading_20_3" text:outline-level="3">Job-aware load balancers</text:h>
                </text:list-item>
              </text:list>
            </text:list-item>
          </text:list>
        </text:list-item>
      </text:list>
      <text:p text:style-name="Standard">Load-balancers can gain access to a job's metadata (see the “Job Metadata” section of the Development Guide). This is done by having the Bundler implement <text:s/>the interface <text:a xlink:type="simple" xlink:href="http://www.jppf.org/api-2.0/index.html?org/jppf/management/JPPFSystemInformation.html"><text:span text:style-name="Code_20_char">JobAwareness</text:span></text:a>, defined as follows:</text:p>
      <text:p text:style-name="Standard"/>
      <text:p text:style-name="P15"><text:s text:c="2"/>// Bundler implementations should implement this interface</text:p>
      <text:p text:style-name="P15"><text:s text:c="2"/>// if they wish to have access to a job's metadata</text:p>
      <text:p text:style-name="Code_20_block"><text:s text:c="2"/>public interface JobAwareness</text:p>
      <text:p text:style-name="Code_20_block"><text:s text:c="2"/>{</text:p>
      <text:p text:style-name="Code_20_block"><text:s text:c="4"/><text:span text:style-name="T4">// Get the current job's metadata</text:span></text:p>
      <text:p text:style-name="Code_20_block"><text:s text:c="4"/>JPPFJobMetadata getJobMetadata();</text:p>
      <text:p text:style-name="Code_20_block"><text:s text:c="2"/></text:p>
      <text:p text:style-name="Code_20_block"><text:s text:c="4"/><text:span text:style-name="T4">// Set the current job's metadata</text:span></text:p>
      <text:p text:style-name="Code_20_block"><text:s text:c="4"/>void setJobMetadata(JPPFJobMetadata metadata);</text:p>
      <text:p text:style-name="Code_20_block"><text:s text:c="2"/>}</text:p>
      <text:p text:style-name="Standard"/>
      <text:p text:style-name="Standard">When implementing this interface, the job metadata becomes accessible via an instance of <text:a xlink:type="simple" xlink:href="http://www.jppf.org/api-2.0/index.html?org/jppf/server/scheduler/bundle/JobAwareness.html"><text:span text:style-name="Code_20_char">JPPFJobMetadata</text:span></text:a>.</text:p>
      <text:p text:style-name="Standard"/>
      <text:p text:style-name="Standard">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Standard"/>
      <text:p text:style-name="Standard">A sample usage of <text:a xlink:type="simple" xlink:href="http://www.jppf.org/api-2.0/index.html?org/jppf/management/JPPFSystemInformation.html"><text:span text:style-name="Code_20_char">JobAwareness</text:span></text:a> can be found in the CustomLoadBalancer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20H38M25S</meta:editing-duration>
    <meta:editing-cycles>97</meta:editing-cycles>
    <meta:generator>OpenOffice.org/3.1$Win32 OpenOffice.org_project/310m11$Build-9399</meta:generator>
    <meta:creation-date>2009-11-06T05:11:40.73</meta:creation-date>
    <dc:date>2010-10-03T06:32:38.96</dc:date>
    <meta:document-statistic meta:table-count="1" meta:image-count="0" meta:object-count="0" meta:page-count="14" meta:paragraph-count="578" meta:word-count="5444" meta:character-count="3812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